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0400" svg:font-family="U0400"/>
    <style:font-face style:name="U2400" svg:font-family="U2400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6.93mm"/>
    </style:style>
    <style:style style:name="co1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7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10099" number:language="fr" number:country="BE">
      <number:boolean/>
    </number:boolean-style>
    <style:style style:name="ce1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07">
      <style:text-properties style:text-position=""/>
    </style:style>
    <style:style style:name="ce4" style:family="table-cell" style:parent-style-name="Default" style:data-style-name="N0">
      <style:text-properties fo:color="#ffffff" style:text-position="" style:font-name="U2400" fo:font-size="14pt" style:font-name-asian="U2400" style:font-size-asian="14pt" style:font-name-complex="U2400" style:font-size-complex="14pt"/>
    </style:style>
    <style:style style:name="ce5" style:family="table-cell" style:parent-style-name="Default" style:data-style-name="N0">
      <style:text-properties fo:color="#ffffff" style:text-position="" style:font-name="U0400" fo:font-size="14pt" style:font-name-asian="U0400" style:font-size-asian="14pt" style:font-name-complex="U0400" style:font-size-complex="14pt"/>
    </style:style>
    <style:style style:name="ce7" style:family="table-cell" style:parent-style-name="Default" style:data-style-name="N0"/>
    <style:style style:name="ce8" style:family="table-cell" style:parent-style-name="Default" style:data-style-name="N10099"/>
    <style:style style:name="ce9" style:family="table-cell" style:parent-style-name="Default" style:data-style-name="N107"/>
    <style:style style:name="ce10" style:family="table-cell" style:parent-style-name="Default" style:data-style-name="N1"/>
    <style:style style:name="ce11" style:family="table-cell" style:parent-style-name="Default" style:data-style-name="N0">
      <style:text-properties fo:color="#ffffff" style:font-name="U2400" fo:font-size="14pt" style:font-name-asian="U2400" style:font-size-asian="14pt" style:font-name-complex="U2400" style:font-size-complex="14pt"/>
    </style:style>
    <style:style style:name="ce12" style:family="table-cell" style:parent-style-name="Default" style:data-style-name="N0">
      <style:text-properties fo:color="#ffffff" style:font-name="U0400" fo:font-size="14pt" style:font-name-asian="U0400" style:font-size-asian="14pt" style:font-name-complex="U0400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atypes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3">
          <table:table-cell office:value-type="string" calcext:value-type="string">
            <text:p>a<text:span text:style-name="T1">b</text:span>c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number-columns-repeated="1024" table:default-cell-style-name="ce7"/>
        <table:table-row table:style-name="ro1">
          <table:table-cell table:number-columns-repeated="1024"/>
        </table:table-row>
        <table:table-row table:style-name="ro1">
          <table:table-cell table:formula="of:=[.B1]+OneRange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2" table:style-name="ta1">
        <table:table-column table:style-name="co2" table:number-columns-repeated="1024" table:default-cell-style-name="ce7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5" table:style-name="ta2">
        <table:table-column table:style-name="co2" table:number-columns-repeated="1024" table:default-cell-style-name="ce7"/>
        <table:table-row table:style-name="ro1">
          <table:table-cell table:style-name="ce10" office:value-type="float" office:value="0.5" calcext:value-type="float">
            <text:p>1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6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formula="of:=CONCATENATE(&quot;a&quot;;&quot;b&quot;)" office:value-type="string" office:string-value="ab" calcext:value-type="string">
            <text:p>ab</text:p>
          </table:table-cell>
          <table:table-cell table:number-columns-repeated="1023"/>
        </table:table-row>
        <table:table-row table:style-name="ro1">
          <table:table-cell table:style-name="ce8" table:formula="of:=[.A1]&gt;[.A2]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c_chrs" table:style-name="ta1">
        <table:table-column table:style-name="co3" table:default-cell-style-name="ce7"/>
        <table:table-column table:style-name="co2" table:number-columns-repeated="1023" table:default-cell-style-name="ce7"/>
        <table:table-row table:style-name="ro1">
          <table:table-cell office:value-type="string" calcext:value-type="string">
            <text:p>&amp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a ' a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☺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àâéêèçöïî«»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MyBrokenRange" table:base-cell-address="$datatypes.$A$1" table:expression="Sheet1.#REF!"/>
        <table:named-range table:name="MyDataTypes" table:base-cell-address="$datatypes.$A$1" table:cell-range-address="datatypes.$A$1:datatypes.$A$6"/>
        <table:named-range table:name="OneRange" table:base-cell-address="$Sheet1.$A$1" table:cell-range-address="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0400" svg:font-family="U0400"/>
    <style:font-face style:name="U2400" svg:font-family="U2400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7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hann Tuffe (jtuffe010814)</meta:initial-creator>
    <dc:creator>nabero </dc:creator>
    <meta:creation-date>2016-10-18T10:19:50Z</meta:creation-date>
    <dc:date>2018-06-27T17:34:39.784091991</dc:date>
    <meta:editing-duration>PT12S</meta:editing-duration>
    <meta:editing-cycles>1</meta:editing-cycles>
    <meta:document-statistic meta:table-count="6" meta:cell-count="21" meta:object-count="0"/>
  </office:meta>
</office:document-meta>
</file>